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automatic-styles/>
  <office:body>
    <office:text>
      <text:h text:style-name="Titulo" text:outline-level="1">Isaias</text:h>
      <text:h text:style-name="Subtitulo" text:outline-level="2">Estudios</text:h>
      <text:p>Licenciado en Matemáticas - UBA</text:p>
      <text:p>Especialización en Inteligencia Artificial - FIUBA - UBA</text:p>
      <text:h text:style-name="Subtitulo" text:outline-level="2">Experiencia</text:h>
      <text:p>Desarrollador de Software - (2020-2024)</text:p>
      <text:p>Científico de Datos - (2023-Presente)</text:p>
      <text:h text:style-name="Subtitulo" text:outline-level="2">Habilidades</text:h>
      <text:p>Python</text:p>
      <text:p>R</text:p>
      <text:p>Machine Learning</text:p>
      <text:p>Deep Learning</text:p>
      <text:p>C++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styles>
    <style:style style:name="Titulo" style:family="paragraph" style:display-name="Titulo">
      <style:text-properties fo:font-size="24pt" fo:font-weight="bold"/>
    </style:style>
    <style:style style:name="Subtitulo" style:family="paragraph" style:display-name="Subtitulo">
      <style:text-properties fo:font-size="14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meta>
    <meta:generator>ODFPY/1.4.1</meta:generator>
  </office:meta>
</office:document-meta>
</file>